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0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number:currency-style style:name="N10104P0" style:volatile="true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104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Currency" style:data-style-name="N10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Demo computation for SEJ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Inputs</text:p>
          </table:table-cell>
          <table:table-cell table:style-name="ce2" table:number-columns-repeated="255"/>
        </table:table-row>
        <table:table-row table:style-name="ro1"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B</text:p>
          </table:table-cell>
          <table:table-cell table:style-name="ce3" office:value-type="currency" office:currency="CHF" office:value="100">
            <text:p>SFr. 100.00</text:p>
          </table:table-cell>
          <table:table-cell table:number-columns-repeated="254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Outputs</text:p>
          </table:table-cell>
          <table:table-cell table:style-name="ce5"/>
          <table:table-cell table:style-name="ce2" table:number-columns-repeated="254"/>
        </table:table-row>
        <table:table-row table:style-name="ro1">
          <table:table-cell office:value-type="string">
            <text:p>Result</text:p>
          </table:table-cell>
          <table:table-cell table:style-name="ce3" table:formula="oooc:=[.B4]*[.B5]" office:value-type="currency" office:currency="CHF" office:value="1000">
            <text:p>SFr. 1'000.00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8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4">04.04.2008</text:date>, <text:time>17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0-06T12:09:37</meta:creation-date>
    <dc:date>2008-04-04T17:29:5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9"/>
  </office:meta>
</office:document-meta>
</file>